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9.1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210.7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458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7" office:value-type="string" calcext:value-type="string">
            <text:p>Total Word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office:value-type="string" calcext:value-type="string">
            <text:p>Official + News</text:p>
          </table:table-cell>
          <table:table-cell table:style-name="Default"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Official + News + Nimasha</text:p>
          </table:table-cell>
          <table:table-cell table:style-name="Default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Minimum Edit Distanc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Official + News</text:p>
          </table:table-cell>
          <table:table-cell table:style-name="Default" office:value-type="string" calcext:value-type="string">
            <text:p>Edit Distance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3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string" calcext:value-type="string">
            <text:p>Insert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{'විෂයය': 'විෂය', 'අනිවාර්යය': 'අනිවාර්ය', 'ඔවුන්ගේ': 'ඔවුනගේ', 'අමාත්\u200dයාංශයේ': 'අමාත්\u200dයංශයේ', 'පවිත්\u200dරතා': 'පවිත්\u200dරත', 'කාර්යයයේ': 'කාර්යයේ', 'විසින්': 'විසින', 'පියානෝ': 'පියනෝ', 'ගෙවීම්වල': 'ගෙවීමවල', 'සහායකයන්': 'සහයකයන්', 'ඔවුන්ට': 'ඔවුනට', 'වාර්ෂික': 'වර්ෂික', 'දැක්වෙනුයේ': 'දැක්වනුයේ', 'පාඨමාලාවන්': 'පාඨමාලවන්', 'අධ්\u200dයයන': 'අධ්\u200dයන', 'විෂයයානුබද්ධ': 'විෂයානුබද්ධ', 'අත්\u200dයාවශ්\u200dය': 'අත්\u200dයවශ්\u200dය', 'මණ්ඩලය': 'මණඩලය', 'බැවින්': 'බවින්', 'අධ්\u200dයයනයකින්': 'අධ්\u200dයනයකින්', 'සම්භවයක්': 'සම්භයක්', 'ශාඛාවලට': 'ශාඛවලට', 'විද්\u200dයාල': 'විද්යාල', 'කාව්\u200dය': 'කාව්ය', 'ප්\u200dරමාණය': 'ප්රමාණය', 'කළමනාකාරයේ': 'කළමනකාරයේ', 'රාජ්\u200dයය': 'රා්\u200dයය', 'සාමාන්\u200dයෙයන්': 'සාමාන්\u200dයෙන්', 'බේරුම්කරණය': 'බේරම්කරණය', 'අධ්\u200dයයනයක්': 'අධ්\u200dයනයක්', 'විද්\u200dයාලයේ': 'විද්යාලයේ', 'ඡායාරූපය': 'ඡයාරූපය'}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{'කාර්තුවට': 'කාර්තුවයට', 'මහතා': 'මහාතා', 'ඇමරිකානු': 'ඇරමරිකානු'}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{'සැසඳුම්': 'සැසදුම්', 'පරීක්ෂාවට': 'පරික්ෂාවට', 'පරීක්ෂාවේ': 'පරික්ෂාවේ', 'ඉක්මවූ': 'ඉක්මවු', 'නොවූ': 'නොවු', 'ගෙවීම්': 'ගෙවිම්', 'එළඹී': 'එළඹි', 'බැඳේ': 'බැදේ', 'ඡේදයෙහි': 'ජේදයෙහි', 'රූපවාහිනි': 'රූපවාහීනි', 'දරන': 'දරණ', 'විශිෂ්ට': 'විශිෂ්ඨ', 'අනුපිළිවෙළට': 'අනුපිළිවෙලට', 'සියලු': 'සියළු', 'වෘත්තිය': 'වෘත්තීය', 'සමඟ': 'සමග', 'අදාළ': 'අදාල', 'පැමිණීම්': 'පැමිනීම්', 'නිලධාරීන්': 'නිලධාරින්', 'අධීක්ෂණය': 'අධික්ෂණය', 'ඩීසල්': 'ඩිසල්', 'සැසඳීමක්': 'සැසදීමක්', 'නිලධාරීන්ට': 'නිලධාරින්ට', 'ජූලි': 'ජුලි', 'සහභාගි': 'සහභාගී', 'නිලධාරියෙකු': 'නිළධාරියෙකු', 'කරනු': 'කරණු', 'කළ': 'කල', 'ලේඛනය': 'ලේඛණය', 'සියලුම': 'සියළුම', 'කනිෂ්ඨ': 'කණිෂ්ඨ', 'සේවකයින්ගේ': 'සෑවකයින්ගේ', 'ඇතුළත්ව': 'ඇතුලත්ව', 'අදාළව': 'අදාලව', 'බැලීමක්': 'බැලිමක්', 'ලබාගැනීමට': 'ලබාගැනිමට', 'මඟින්': 'මගින්', 'සංශෝධනයක්': 'සංශෝදනයක්', 'ශ්\u200dරවණාගාරයේදී': 'ශ්\u200dරවනාගාරයේදී', 'ඉක්මනින්': 'ඉක්මණින්', 'රාජකාරි': 'රාජකාරී', 'යාවත්කාලිනව': 'යාවත්කාලීනව', 'ගැටලුවක්': 'ගැටළුවක්', 'ශක්තිමත්': 'ශක්ටිමත්', 'වැසිකිළි': 'වැසිකිලි', 'සැමවිටම': 'සෑමවිටම', 'අපක්ෂපාතිව': 'අපක්ෂපාතීව', 'පෞර්ෂයේ': 'පෞරුෂයේ', 'හදාරන': 'හදාරණ', 'ළඟයි': 'ලඟයි', 'බෞද්ධ': 'භෞද්ධ', 'නොවීමයි': 'නොවීඹයි', 'කළේය': 'කලේය', 'අනතුරුව': 'අනතුරැව', 'මුස්ලිම්වරු': 'මුස්ලිම්වරැ', 'දුන්නේය': 'දුන්ණේය', 'තුළම': 'තුලම', 'නිෂ්පාදනයේ': 'නිශ්පාදනයේ', 'රුක්': 'රැක්', 'සුවඳ': 'සුවද', 'කළමනාකරණය': 'කළමණාකරණය', 'අවදානමට': 'අවදොනමට', 'භාවිතයට': 'බාවිතයට', 'පැවැත්වීම': 'පැවැත්විම', 'පිළිබඳ': 'පිළිබද', 'අවුරුද්දකට': 'අවුරැද්දකට', 'වැළැක්වීමට': 'වැලැක්වීමට', 'කේන්ද්\u200dරවය': 'කෙන්ද්\u200dරවය', 'පළපුරුදු': 'පලපුරුදු', 'හැඳින්වුයේ': 'හැදින්වුයේ', 'විරුද්ධව': 'විරැද්ධව', 'පුරාතන': 'පුරාතණ', 'සාවධානයෙන්': 'සාවදානයෙන්', 'ලේඛන': 'ලේඛණ', 'බෙංගාල': 'බෙංගාන', 'පාඨමාලාව': 'පාඪමාලාව', 'පෙනුණි': 'පෙනුනි', 'සිංහලයේ': 'සිංහළයේ', 'සිංහලයටම': 'සිංහළයටම', 'ලබමිනි': 'ලබමිණි', 'කෙරුණි': 'කෙරුනි', 'උපාධි': 'උපාදි', 'වියළුණු': 'වියළුනු', 'එකගවීමට': 'එකගවිමට', 'නිපැයුණු': 'නිපැයුනු', 'ශිෂ්ටාචාරයේ': 'ශිෂ්ඨාචාරයේ', 'වැළඳගත්': 'වැලඳගත්', 'තුළ': 'තුල', 'සිරිපතුළ': 'සිරිපතුල', 'එළවළු': 'එලවළු'}</text:p>
          </table:table-cell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3"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9" office:value-type="string" calcext:value-type="string">
            <text:p>Inser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{'තත්ත්වයන්': 'තත්වයන්', 'ප්\u200dරවෘත්ති': 'ප්\u200dරවෘති', 'ඡායාරූප': 'ජයාරූප', 'අවශ්\u200dය': 'අවශය', 'කාරුණිකව': 'කාරුණීව', 'සාමෙනරවරුන්': 'සාමෙනවරැන්', 'නීත්\u200dයානුකූල': 'නීහ්යානුකූල', 'රූපවාහිනිි': 'රෑපවාහිනි', 'රජතුමා': 'රඡතුම', 'අවශ්\u200dයයි': 'අවශයයයි'}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{'ඉටු': 'ඉටුකර', 'නිදහස්': 'නිදහස්කර', 'ප්\u200dරචාර': 'ප්\u200dරඡාචාර', 'අසාමාන්\u200dය': 'අසාමාන්ය්\u200dය', 'පිළිබඳ': 'පිළිබදේ', 'අභ්\u200dයන්තර\u200dය': 'අබ්්\u200dයන්තර\u200dය', 'රිභ්\u200dරමණය': 'පරිභ්රරමණය', 'අන්\u200dයාගමිකරණය': 'අන්\u200d්\u200dයාගමිකරණය'}</text:p>
          </table:table-cell>
        </table:table-row>
        <table:table-row table:style-name="ro3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{'වියදම': 'විදයම', 'නිලධාරීන්': 'නිළධාරින්', 'කොට්ඨාස': 'කොට්ටාශ', 'ද්විතියික': 'ද්විතීයීක', 'සංක්\u200dරමණ': 'සංක්රවමණ', 'අවශ්\u200dයතාවලට': 'අවශ්යසතාවලට', 'කාව්\u200dයයකි': 'කාව්යායකි', 'සෞභාග්\u200dයමත්': 'සෞභාග්ය්මත්', 'ජනප්\u200dරියත්වයක්': 'ජනප්රි්යත්වයක්', 'ප්\u200dරධානියෙකුගේ': 'ප්රදධානියෙකුගේ', 'දෘශ්\u200dයමාන': 'දෘශ්යේමාන', 'ව්\u200dයාපාරයේ': 'ව්යාෙපාරයේ', 'කළමනාකරණය': 'කළමණාකරනය', 'විද්\u200dයාත්මක': 'විද්යාආත්මක', 'පිළිබඳ': 'පාළිබද', 'බාධා': 'භාදා', 'විද්\u200dයාඥයින්': 'විද්යා\u200dඥයින්', 'ව්\u200dයවහාරයක්': 'ව්යාවහාරයක්', 'බැ\u200dඳෙන්නේ': 'බැ\u200dෙඳන්නේ', 'කේන්ද්\u200dරය': 'කේන්ද්රොය', 'මුද්\u200dරණය': 'මුද්ර්ණය', 'මූලාශ්\u200dරයක්': 'මූලාශ්රුයක්'}</text:p>
          </table:table-cell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9" office:value-type="percentage" office:value="0.04" calcext:value-type="percentage">
            <text:p>4.00%</text:p>
          </table:table-cell>
          <table:table-cell table:style-name="ce9" office:value-type="string" calcext:value-type="string">
            <text:p>Inser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table:style-name="ce9" office:value-type="percentage" office:value="0.04" calcext:value-type="percentage">
            <text:p>4.00%</text:p>
          </table:table-cell>
          <table:table-cell table:style-name="ce9" office:value-type="string" calcext:value-type="string">
            <text:p>Inser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Official + News + Nimasha</text:p>
          </table:table-cell>
          <table:table-cell table:style-name="Default" office:value-type="string" calcext:value-type="string">
            <text:p>Edit Distance</text:p>
          </table:table-cell>
          <table:table-cell office:value-type="string" calcext:value-type="string">
            <text:p>Count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table:style-name="ce9" office:value-type="percentage" office:value="0.7672" calcext:value-type="percentage">
            <text:p>76.72%</text:p>
          </table:table-cell>
          <table:table-cell table:style-name="ce9" office:value-type="string" calcext:value-type="string">
            <text:p>Insertio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/>
          <table:table-cell table:style-name="Default"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style-name="ce9" office:value-type="percentage" office:value="0.1606" calcext:value-type="percentage">
            <text:p>16.06%</text:p>
          </table:table-cell>
          <table:table-cell table:style-name="ce9" office:value-type="string" calcext:value-type="string">
            <text:p>Insertion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/>
          <table:table-cell table:style-name="Default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9" office:value-type="percentage" office:value="0.03604" calcext:value-type="percentage">
            <text:p>3.60%</text:p>
          </table:table-cell>
          <table:table-cell table:style-name="ce9" office:value-type="string" calcext:value-type="string">
            <text:p>Inser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table:style-name="ce9" office:value-type="percentage" office:value="0.036" calcext:value-type="percentage">
            <text:p>3.60%</text:p>
          </table:table-cell>
          <table:table-cell table:style-name="ce9" office:value-type="string" calcext:value-type="string">
            <text:p>Inser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Dele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style-name="ce9" office:value-type="string" calcext:value-type="string">
            <text:p>Substitution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style-name="ce9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>
            <text:p>Nana Lala Erro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Official + News</text:p>
          </table:table-cell>
          <table:table-cell table:style-name="Default" office:value-type="string" calcext:value-type="string">
            <text:p>Nana Lala</text:p>
          </table:table-cell>
          <table:table-cell office:value-type="float" office:value="59" calcext:value-type="float">
            <text:p>59</text:p>
          </table:table-cell>
          <table:table-cell table:style-name="ce9" office:value-type="percentage" office:value="0.322" calcext:value-type="percentage">
            <text:p>32.2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ial + News + Nimasha</text:p>
          </table:table-cell>
          <table:table-cell table:style-name="Default" office:value-type="string" calcext:value-type="string">
            <text:p>Nana Lala</text:p>
          </table:table-cell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Ispili missing erro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Official + News</text:p>
          </table:table-cell>
          <table:table-cell table:style-name="Default" office:value-type="string" calcext:value-type="string">
            <text:p>Ispili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295" calcext:value-type="percentage">
            <text:p>29.5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ial + News + Nimasha</text:p>
          </table:table-cell>
          <table:table-cell table:style-name="Default" office:value-type="string" calcext:value-type="string">
            <text:p>Ispili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Joiner missing erro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Official + News</text:p>
          </table:table-cell>
          <table:table-cell table:style-name="Default" office:value-type="string" calcext:value-type="string">
            <text:p>Joiner</text:p>
          </table:table-cell>
          <table:table-cell office:value-type="float" office:value="23" calcext:value-type="float">
            <text:p>23</text:p>
          </table:table-cell>
          <table:table-cell table:style-name="ce9" office:value-type="percentage" office:value="0.125" calcext:value-type="percentage">
            <text:p>12.5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fficial + News + Nimasha</text:p>
          </table:table-cell>
          <table:table-cell table:style-name="Default" office:value-type="string" calcext:value-type="string">
            <text:p>Joiner</text:p>
          </table:table-cell>
          <table:table-cell/>
          <table:table-cell table:style-name="ce9"/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9"/>
          <table:table-cell table:number-columns-repeated="3"/>
        </table:table-row>
        <table:table-row table:style-name="ro3">
          <table:table-cell office:value-type="string" calcext:value-type="string">
            <text:p>ඉක්මවු</text:p>
          </table:table-cell>
          <table:table-cell office:value-type="string" calcext:value-type="string">
            <text:p>ඉක්මවූ</text:p>
          </table:table-cell>
          <table:table-cell office:value-type="string" calcext:value-type="string">
            <text:p>ඉක්මව</text:p>
          </table:table-cell>
          <table:table-cell office:value-type="float" office:value="0.909403860569" calcext:value-type="float">
            <text:p>0.90940386056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ොවු</text:p>
          </table:table-cell>
          <table:table-cell table:number-columns-repeated="2" office:value-type="string" calcext:value-type="string">
            <text:p>නොවූ</text:p>
          </table:table-cell>
          <table:table-cell office:value-type="float" office:value="0.801019847393036" calcext:value-type="float">
            <text:p>0.8010198473930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ගෙවිම්</text:p>
          </table:table-cell>
          <table:table-cell office:value-type="string" calcext:value-type="string">
            <text:p>ගෙවීම්</text:p>
          </table:table-cell>
          <table:table-cell office:value-type="string" calcext:value-type="string">
            <text:p>ගෙවිම</text:p>
          </table:table-cell>
          <table:table-cell office:value-type="float" office:value="0.896780967712402" calcext:value-type="float">
            <text:p>0.8967809677124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එළඹි</text:p>
          </table:table-cell>
          <table:table-cell office:value-type="string" calcext:value-type="string">
            <text:p>එළඹී</text:p>
          </table:table-cell>
          <table:table-cell office:value-type="string" calcext:value-type="string">
            <text:p>එළැඹි</text:p>
          </table:table-cell>
          <table:table-cell office:value-type="float" office:value="0.863077282905579" calcext:value-type="float">
            <text:p>0.8630772829055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ැදේ</text:p>
          </table:table-cell>
          <table:table-cell office:value-type="string" calcext:value-type="string">
            <text:p>බැඳේ</text:p>
          </table:table-cell>
          <table:table-cell office:value-type="string" calcext:value-type="string">
            <text:p>බැදුවේ</text:p>
          </table:table-cell>
          <table:table-cell office:value-type="float" office:value="0.765080988407135" calcext:value-type="float">
            <text:p>0.7650809884071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ේදයෙහි</text:p>
          </table:table-cell>
          <table:table-cell table:number-columns-repeated="2" office:value-type="string" calcext:value-type="string">
            <text:p>ඡේදයෙහි</text:p>
          </table:table-cell>
          <table:table-cell office:value-type="float" office:value="0.911277115345001" calcext:value-type="float">
            <text:p>0.9112771153450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ූපවාහීනි</text:p>
          </table:table-cell>
          <table:table-cell office:value-type="string" calcext:value-type="string">
            <text:p>රූපවාහිනි</text:p>
          </table:table-cell>
          <table:table-cell office:value-type="string" calcext:value-type="string">
            <text:p>රූපවාහීනී</text:p>
          </table:table-cell>
          <table:table-cell office:value-type="float" office:value="0.960214614868164" calcext:value-type="float">
            <text:p>0.9602146148681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දරණ</text:p>
          </table:table-cell>
          <table:table-cell table:number-columns-repeated="2" office:value-type="string" calcext:value-type="string">
            <text:p>දරන</text:p>
          </table:table-cell>
          <table:table-cell office:value-type="float" office:value="0.935789942741394" calcext:value-type="float">
            <text:p>0.9357899427413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ශිෂ්ඨ</text:p>
          </table:table-cell>
          <table:table-cell table:number-columns-repeated="2" office:value-type="string" calcext:value-type="string">
            <text:p>විශිෂ්ට</text:p>
          </table:table-cell>
          <table:table-cell office:value-type="float" office:value="0.912209987640381" calcext:value-type="float">
            <text:p>0.91220998764038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නුපිළිවෙලට</text:p>
          </table:table-cell>
          <table:table-cell table:number-columns-repeated="2" office:value-type="string" calcext:value-type="string">
            <text:p>අනුපිළිවෙළට</text:p>
          </table:table-cell>
          <table:table-cell office:value-type="float" office:value="0.932256579399109" calcext:value-type="float">
            <text:p>0.9322565793991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යළු</text:p>
          </table:table-cell>
          <table:table-cell office:value-type="string" calcext:value-type="string">
            <text:p>සියලු</text:p>
          </table:table-cell>
          <table:table-cell office:value-type="string" calcext:value-type="string">
            <text:p>සියළුම</text:p>
          </table:table-cell>
          <table:table-cell office:value-type="float" office:value="0.865695595741272" calcext:value-type="float">
            <text:p>0.8656955957412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ෘත්තීය</text:p>
          </table:table-cell>
          <table:table-cell office:value-type="string" calcext:value-type="string">
            <text:p>වෘත්තිය</text:p>
          </table:table-cell>
          <table:table-cell office:value-type="string" calcext:value-type="string">
            <text:p>වෘත්තීයසමිති</text:p>
          </table:table-cell>
          <table:table-cell office:value-type="float" office:value="0.935222327709198" calcext:value-type="float">
            <text:p>0.93522232770919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නිවාර්ය</text:p>
          </table:table-cell>
          <table:table-cell table:number-columns-repeated="2" office:value-type="string" calcext:value-type="string">
            <text:p>අනිවාර්යය</text:p>
          </table:table-cell>
          <table:table-cell office:value-type="float" office:value="0.941921591758728" calcext:value-type="float">
            <text:p>0.9419215917587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මග</text:p>
          </table:table-cell>
          <table:table-cell table:number-columns-repeated="2" office:value-type="string" calcext:value-type="string">
            <text:p>සමඟ</text:p>
          </table:table-cell>
          <table:table-cell office:value-type="float" office:value="0.913987159729004" calcext:value-type="float">
            <text:p>0.9139871597290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ඔවුනගේ</text:p>
          </table:table-cell>
          <table:table-cell table:number-columns-repeated="2" office:value-type="string" calcext:value-type="string">
            <text:p>ඔවුන්ගේ</text:p>
          </table:table-cell>
          <table:table-cell office:value-type="float" office:value="0.896021246910095" calcext:value-type="float">
            <text:p>0.8960212469100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දාල</text:p>
          </table:table-cell>
          <table:table-cell table:number-columns-repeated="2" office:value-type="string" calcext:value-type="string">
            <text:p>අදාළ</text:p>
          </table:table-cell>
          <table:table-cell office:value-type="float" office:value="0.787220537662506" calcext:value-type="float">
            <text:p>0.7872205376625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මාත්‍යංශයේ</text:p>
          </table:table-cell>
          <table:table-cell table:number-columns-repeated="2" office:value-type="string" calcext:value-type="string">
            <text:p>අමාත්‍යාංශයේ</text:p>
          </table:table-cell>
          <table:table-cell office:value-type="float" office:value="0.97066080570221" calcext:value-type="float">
            <text:p>0.9706608057022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විත්‍රත</text:p>
          </table:table-cell>
          <table:table-cell table:number-columns-repeated="2" office:value-type="string" calcext:value-type="string">
            <text:p>පවිත්‍රතා</text:p>
          </table:table-cell>
          <table:table-cell office:value-type="float" office:value="0.856406331062317" calcext:value-type="float">
            <text:p>0.8564063310623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ාර්යයේ</text:p>
          </table:table-cell>
          <table:table-cell table:number-columns-repeated="2" office:value-type="string" calcext:value-type="string">
            <text:p>කාර්යයයේ</text:p>
          </table:table-cell>
          <table:table-cell office:value-type="float" office:value="0.867499768733978" calcext:value-type="float">
            <text:p>0.8674997687339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හැකිවනු</text:p>
          </table:table-cell>
          <table:table-cell office:value-type="string" calcext:value-type="string">
            <text:p>හැකි වනු</text:p>
          </table:table-cell>
          <table:table-cell office:value-type="string" calcext:value-type="string">
            <text:p>හැකිවෙනු</text:p>
          </table:table-cell>
          <table:table-cell office:value-type="float" office:value="0.920816659927368" calcext:value-type="float">
            <text:p>0.9208166599273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ැමිනීම්</text:p>
          </table:table-cell>
          <table:table-cell office:value-type="string" calcext:value-type="string">
            <text:p>පැමිණීම්</text:p>
          </table:table-cell>
          <table:table-cell office:value-type="string" calcext:value-type="string">
            <text:p>පැමිනීම</text:p>
          </table:table-cell>
          <table:table-cell office:value-type="float" office:value="0.866969466209412" calcext:value-type="float">
            <text:p>0.8669694662094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ලධාරින්</text:p>
          </table:table-cell>
          <table:table-cell table:number-columns-repeated="2" office:value-type="string" calcext:value-type="string">
            <text:p>නිලධාරීන්</text:p>
          </table:table-cell>
          <table:table-cell office:value-type="float" office:value="0.974104702472687" calcext:value-type="float">
            <text:p>0.97410470247268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සින</text:p>
          </table:table-cell>
          <table:table-cell office:value-type="string" calcext:value-type="string">
            <text:p>විසින්</text:p>
          </table:table-cell>
          <table:table-cell office:value-type="string" calcext:value-type="string">
            <text:p>විසිනැ</text:p>
          </table:table-cell>
          <table:table-cell office:value-type="float" office:value="0.81507796049118" calcext:value-type="float">
            <text:p>0.815077960491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ඉටුකර</text:p>
          </table:table-cell>
          <table:table-cell office:value-type="string" calcext:value-type="string">
            <text:p>ඉටු කර</text:p>
          </table:table-cell>
          <table:table-cell office:value-type="string" calcext:value-type="string">
            <text:p>ඉටුකරවා</text:p>
          </table:table-cell>
          <table:table-cell office:value-type="float" office:value="0.888430178165436" calcext:value-type="float">
            <text:p>0.8884301781654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ධික්ෂණය</text:p>
          </table:table-cell>
          <table:table-cell office:value-type="string" calcext:value-type="string">
            <text:p>අධීක්ෂණය</text:p>
          </table:table-cell>
          <table:table-cell office:value-type="string" calcext:value-type="string">
            <text:p>අධික්ෂණ</text:p>
          </table:table-cell>
          <table:table-cell office:value-type="float" office:value="0.89489084482193" calcext:value-type="float">
            <text:p>0.8948908448219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දයම</text:p>
          </table:table-cell>
          <table:table-cell office:value-type="string" calcext:value-type="string">
            <text:p>වියදම</text:p>
          </table:table-cell>
          <table:table-cell office:value-type="string" calcext:value-type="string">
            <text:p>විදයම්</text:p>
          </table:table-cell>
          <table:table-cell office:value-type="float" office:value="0.810540854930878" calcext:value-type="float">
            <text:p>0.8105408549308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ඩිසල්</text:p>
          </table:table-cell>
          <table:table-cell office:value-type="string" calcext:value-type="string">
            <text:p>ඩීසල්</text:p>
          </table:table-cell>
          <table:table-cell office:value-type="string" calcext:value-type="string">
            <text:p>ටැක්සල්</text:p>
          </table:table-cell>
          <table:table-cell office:value-type="float" office:value="0.763962507247925" calcext:value-type="float">
            <text:p>0.7639625072479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ාර්තුවයට</text:p>
          </table:table-cell>
          <table:table-cell table:number-columns-repeated="2" office:value-type="string" calcext:value-type="string">
            <text:p>කාර්තුවට</text:p>
          </table:table-cell>
          <table:table-cell office:value-type="float" office:value="0.914699256420136" calcext:value-type="float">
            <text:p>0.9146992564201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ැසදීමක්</text:p>
          </table:table-cell>
          <table:table-cell table:number-columns-repeated="2" office:value-type="string" calcext:value-type="string">
            <text:p>සැසඳීමක්</text:p>
          </table:table-cell>
          <table:table-cell office:value-type="float" office:value="0.874620258808136" calcext:value-type="float">
            <text:p>0.8746202588081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දුනොවන</text:p>
          </table:table-cell>
          <table:table-cell office:value-type="string" calcext:value-type="string">
            <text:p>සිදු නොවන</text:p>
          </table:table-cell>
          <table:table-cell office:value-type="string" calcext:value-type="string">
            <text:p>සිදුනොවනු</text:p>
          </table:table-cell>
          <table:table-cell office:value-type="float" office:value="0.921651840209961" calcext:value-type="float">
            <text:p>0.9216518402099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ලධාරින්ට</text:p>
          </table:table-cell>
          <table:table-cell table:number-columns-repeated="2" office:value-type="string" calcext:value-type="string">
            <text:p>නිලධාරීන්ට</text:p>
          </table:table-cell>
          <table:table-cell office:value-type="float" office:value="0.955448627471924" calcext:value-type="float">
            <text:p>0.9554486274719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ුලි</text:p>
          </table:table-cell>
          <table:table-cell table:number-columns-repeated="2" office:value-type="string" calcext:value-type="string">
            <text:p>ජූලි</text:p>
          </table:table-cell>
          <table:table-cell office:value-type="float" office:value="0.928400456905365" calcext:value-type="float">
            <text:p>0.9284004569053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හභාගී</text:p>
          </table:table-cell>
          <table:table-cell table:number-columns-repeated="2" office:value-type="string" calcext:value-type="string">
            <text:p>සහභාගි</text:p>
          </table:table-cell>
          <table:table-cell office:value-type="float" office:value="0.966519415378571" calcext:value-type="float">
            <text:p>0.9665194153785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ළධාරින්</text:p>
          </table:table-cell>
          <table:table-cell office:value-type="string" calcext:value-type="string">
            <text:p>නිලධාරීන්</text:p>
          </table:table-cell>
          <table:table-cell office:value-type="string" calcext:value-type="string">
            <text:p>නිළධාරින්ද</text:p>
          </table:table-cell>
          <table:table-cell office:value-type="float" office:value="0.941758632659912" calcext:value-type="float">
            <text:p>0.9417586326599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ළධාරියෙකු</text:p>
          </table:table-cell>
          <table:table-cell office:value-type="string" calcext:value-type="string">
            <text:p>නිලධාරියෙකු</text:p>
          </table:table-cell>
          <table:table-cell office:value-type="string" calcext:value-type="string">
            <text:p>නිළධාරියකු</text:p>
          </table:table-cell>
          <table:table-cell office:value-type="float" office:value="0.926673889160156" calcext:value-type="float">
            <text:p>0.9266738891601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රණු</text:p>
          </table:table-cell>
          <table:table-cell table:number-columns-repeated="2" office:value-type="string" calcext:value-type="string">
            <text:p>කරනු</text:p>
          </table:table-cell>
          <table:table-cell office:value-type="float" office:value="0.786867260932922" calcext:value-type="float">
            <text:p>0.7868672609329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ියනෝ</text:p>
          </table:table-cell>
          <table:table-cell office:value-type="string" calcext:value-type="string">
            <text:p>පියානෝ</text:p>
          </table:table-cell>
          <table:table-cell office:value-type="string" calcext:value-type="string">
            <text:p>පියනැඟූ</text:p>
          </table:table-cell>
          <table:table-cell office:value-type="float" office:value="0.746188461780548" calcext:value-type="float">
            <text:p>0.74618846178054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දහස්කර</text:p>
          </table:table-cell>
          <table:table-cell office:value-type="string" calcext:value-type="string">
            <text:p>නිදහස් කර</text:p>
          </table:table-cell>
          <table:table-cell office:value-type="string" calcext:value-type="string">
            <text:p>නිදහස්කොට</text:p>
          </table:table-cell>
          <table:table-cell office:value-type="float" office:value="0.908730030059814" calcext:value-type="float">
            <text:p>0.9087300300598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රදෙන</text:p>
          </table:table-cell>
          <table:table-cell office:value-type="string" calcext:value-type="string">
            <text:p>කර දෙන</text:p>
          </table:table-cell>
          <table:table-cell office:value-type="string" calcext:value-type="string">
            <text:p>කරදෙන්නැයි</text:p>
          </table:table-cell>
          <table:table-cell office:value-type="float" office:value="0.772133588790894" calcext:value-type="float">
            <text:p>0.7721335887908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ගෙවීමවල</text:p>
          </table:table-cell>
          <table:table-cell table:number-columns-repeated="2" office:value-type="string" calcext:value-type="string">
            <text:p>ගෙවීම්වල</text:p>
          </table:table-cell>
          <table:table-cell office:value-type="float" office:value="0.788716673851013" calcext:value-type="float">
            <text:p>0.7887166738510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ල</text:p>
          </table:table-cell>
          <table:table-cell office:value-type="string" calcext:value-type="string">
            <text:p>කළ</text:p>
          </table:table-cell>
          <table:table-cell office:value-type="string" calcext:value-type="string">
            <text:p>කල්හි</text:p>
          </table:table-cell>
          <table:table-cell office:value-type="float" office:value="0.724945724010468" calcext:value-type="float">
            <text:p>0.7249457240104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හයකයන්</text:p>
          </table:table-cell>
          <table:table-cell table:number-columns-repeated="2" office:value-type="string" calcext:value-type="string">
            <text:p>සහායකයන්</text:p>
          </table:table-cell>
          <table:table-cell office:value-type="float" office:value="0.899170219898224" calcext:value-type="float">
            <text:p>0.8991702198982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ළමණාකාර</text:p>
          </table:table-cell>
          <table:table-cell office:value-type="string" calcext:value-type="string">
            <text:p>කළමනාකරණ</text:p>
          </table:table-cell>
          <table:table-cell office:value-type="string" calcext:value-type="string">
            <text:p>කළමණාකාරු</text:p>
          </table:table-cell>
          <table:table-cell office:value-type="float" office:value="0.936597287654877" calcext:value-type="float">
            <text:p>0.9365972876548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ේඛණය</text:p>
          </table:table-cell>
          <table:table-cell office:value-type="string" calcext:value-type="string">
            <text:p>ලේඛනය</text:p>
          </table:table-cell>
          <table:table-cell office:value-type="string" calcext:value-type="string">
            <text:p>ලේඛණයන්</text:p>
          </table:table-cell>
          <table:table-cell office:value-type="float" office:value="0.797580897808075" calcext:value-type="float">
            <text:p>0.7975808978080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්‍රවෘති</text:p>
          </table:table-cell>
          <table:table-cell office:value-type="string" calcext:value-type="string">
            <text:p>ප්‍රවෘත්ති</text:p>
          </table:table-cell>
          <table:table-cell office:value-type="string" calcext:value-type="string">
            <text:p>ප්‍රවෘත්තී</text:p>
          </table:table-cell>
          <table:table-cell office:value-type="float" office:value="0.932409882545471" calcext:value-type="float">
            <text:p>0.9324098825454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යළුම</text:p>
          </table:table-cell>
          <table:table-cell office:value-type="string" calcext:value-type="string">
            <text:p>සියලුම</text:p>
          </table:table-cell>
          <table:table-cell office:value-type="string" calcext:value-type="string">
            <text:p>සියළු</text:p>
          </table:table-cell>
          <table:table-cell office:value-type="float" office:value="0.865695536136627" calcext:value-type="float">
            <text:p>0.8656955361366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ණිෂ්ඨ</text:p>
          </table:table-cell>
          <table:table-cell table:number-columns-repeated="2" office:value-type="string" calcext:value-type="string">
            <text:p>කනිෂ්ඨ</text:p>
          </table:table-cell>
          <table:table-cell office:value-type="float" office:value="0.913905620574951" calcext:value-type="float">
            <text:p>0.9139056205749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ෑවකයින්ගේ</text:p>
          </table:table-cell>
          <table:table-cell office:value-type="string" calcext:value-type="string">
            <text:p>සේවකයින්ගේ</text:p>
          </table:table-cell>
          <table:table-cell office:value-type="string" calcext:value-type="string">
            <text:p>නවකයින්ගේ</text:p>
          </table:table-cell>
          <table:table-cell office:value-type="float" office:value="0.876798331737518" calcext:value-type="float">
            <text:p>0.8767983317375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ඇතුලත්ව</text:p>
          </table:table-cell>
          <table:table-cell office:value-type="string" calcext:value-type="string">
            <text:p>ඇතුළත්ව</text:p>
          </table:table-cell>
          <table:table-cell office:value-type="string" calcext:value-type="string">
            <text:p>ඇතුලත්වී</text:p>
          </table:table-cell>
          <table:table-cell office:value-type="float" office:value="0.940792441368103" calcext:value-type="float">
            <text:p>0.9407924413681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ඔවුනට</text:p>
          </table:table-cell>
          <table:table-cell table:number-columns-repeated="2" office:value-type="string" calcext:value-type="string">
            <text:p>ඔවුන්ට</text:p>
          </table:table-cell>
          <table:table-cell office:value-type="float" office:value="0.908979415893555" calcext:value-type="float">
            <text:p>0.90897941589355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ොට්ටාශ</text:p>
          </table:table-cell>
          <table:table-cell office:value-type="string" calcext:value-type="string">
            <text:p>කොට්ඨාස</text:p>
          </table:table-cell>
          <table:table-cell office:value-type="string" calcext:value-type="string">
            <text:p>කොට්ටාස</text:p>
          </table:table-cell>
          <table:table-cell office:value-type="float" office:value="0.888855636119843" calcext:value-type="float">
            <text:p>0.88885563611984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යාරූප</text:p>
          </table:table-cell>
          <table:table-cell office:value-type="string" calcext:value-type="string">
            <text:p>ඡායාරූප</text:p>
          </table:table-cell>
          <table:table-cell office:value-type="string" calcext:value-type="string">
            <text:p>චායාරූප</text:p>
          </table:table-cell>
          <table:table-cell office:value-type="float" office:value="0.883126497268677" calcext:value-type="float">
            <text:p>0.8831264972686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දාලව</text:p>
          </table:table-cell>
          <table:table-cell office:value-type="string" calcext:value-type="string">
            <text:p>අදාළව</text:p>
          </table:table-cell>
          <table:table-cell office:value-type="string" calcext:value-type="string">
            <text:p>අදාලවන</text:p>
          </table:table-cell>
          <table:table-cell office:value-type="float" office:value="0.829500555992126" calcext:value-type="float">
            <text:p>0.8295005559921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ැලිමක්</text:p>
          </table:table-cell>
          <table:table-cell office:value-type="string" calcext:value-type="string">
            <text:p>බැලීමක්</text:p>
          </table:table-cell>
          <table:table-cell office:value-type="string" calcext:value-type="string">
            <text:p>බැලිම</text:p>
          </table:table-cell>
          <table:table-cell office:value-type="float" office:value="0.820314407348633" calcext:value-type="float">
            <text:p>0.8203144073486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බාගැනිමට</text:p>
          </table:table-cell>
          <table:table-cell office:value-type="string" calcext:value-type="string">
            <text:p>ලබාගැනීමට</text:p>
          </table:table-cell>
          <table:table-cell office:value-type="string" calcext:value-type="string">
            <text:p>ලබාගැනිම</text:p>
          </table:table-cell>
          <table:table-cell office:value-type="float" office:value="0.939109623432159" calcext:value-type="float">
            <text:p>0.939109623432159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පැමිණීමට</text:p>
          </table:table-cell>
          <table:table-cell office:value-type="string" calcext:value-type="string">
            <text:p>පැමිණීමටද</text:p>
          </table:table-cell>
          <table:table-cell office:value-type="float" office:value="0.915305972099304" calcext:value-type="float">
            <text:p>0.9153059720993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ගින්</text:p>
          </table:table-cell>
          <table:table-cell table:number-columns-repeated="2" office:value-type="string" calcext:value-type="string">
            <text:p>මඟින්</text:p>
          </table:table-cell>
          <table:table-cell office:value-type="float" office:value="0.921279907226562" calcext:value-type="float">
            <text:p>0.92127990722656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ඔක්තොම්බෙර්</text:p>
          </table:table-cell>
          <table:table-cell office:value-type="string" calcext:value-type="string">
            <text:p>ඔක්තෝබර්</text:p>
          </table:table-cell>
          <table:table-cell office:value-type="string" calcext:value-type="string">
            <text:p>ඔක්තොම්බර්</text:p>
          </table:table-cell>
          <table:table-cell office:value-type="float" office:value="0.936900615692139" calcext:value-type="float">
            <text:p>0.9369006156921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ංශෝදනයක්</text:p>
          </table:table-cell>
          <table:table-cell table:number-columns-repeated="2" office:value-type="string" calcext:value-type="string">
            <text:p>සංශෝධනයක්</text:p>
          </table:table-cell>
          <table:table-cell office:value-type="float" office:value="0.8185875415802" calcext:value-type="float">
            <text:p>0.81858754158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ශ්‍රවනාගාරයේදී</text:p>
          </table:table-cell>
          <table:table-cell office:value-type="string" calcext:value-type="string">
            <text:p>ශ්‍රවණාගාරයේදී</text:p>
          </table:table-cell>
          <table:table-cell office:value-type="string" calcext:value-type="string">
            <text:p>ශ්‍රවනාගාරයේ</text:p>
          </table:table-cell>
          <table:table-cell office:value-type="float" office:value="0.942200720310211" calcext:value-type="float">
            <text:p>0.94220072031021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ිළදී</text:p>
          </table:table-cell>
          <table:table-cell office:value-type="string" calcext:value-type="string">
            <text:p><text:s/>මිල <text:s/>දී</text:p>
          </table:table-cell>
          <table:table-cell office:value-type="string" calcext:value-type="string">
            <text:p>මිළදි</text:p>
          </table:table-cell>
          <table:table-cell office:value-type="float" office:value="0.812245309352875" calcext:value-type="float">
            <text:p>0.8122453093528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ර්ෂික</text:p>
          </table:table-cell>
          <table:table-cell table:number-columns-repeated="2" office:value-type="string" calcext:value-type="string">
            <text:p>වාර්ෂික</text:p>
          </table:table-cell>
          <table:table-cell office:value-type="float" office:value="0.868072926998138" calcext:value-type="float">
            <text:p>0.8680729269981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ඉක්මණින්</text:p>
          </table:table-cell>
          <table:table-cell office:value-type="string" calcext:value-type="string">
            <text:p>ඉක්මනින්</text:p>
          </table:table-cell>
          <table:table-cell office:value-type="string" calcext:value-type="string">
            <text:p>ඉක්මණින්ම</text:p>
          </table:table-cell>
          <table:table-cell office:value-type="float" office:value="0.922040104866028" calcext:value-type="float">
            <text:p>0.9220401048660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දැක්වනුයේ</text:p>
          </table:table-cell>
          <table:table-cell office:value-type="string" calcext:value-type="string">
            <text:p>දැක්වෙනුයේ</text:p>
          </table:table-cell>
          <table:table-cell office:value-type="string" calcext:value-type="string">
            <text:p>දක්වනුයේ</text:p>
          </table:table-cell>
          <table:table-cell office:value-type="float" office:value="0.93138712644577" calcext:value-type="float">
            <text:p>0.9313871264457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හාතා</text:p>
          </table:table-cell>
          <table:table-cell office:value-type="string" calcext:value-type="string">
            <text:p>මහතා</text:p>
          </table:table-cell>
          <table:table-cell office:value-type="string" calcext:value-type="string">
            <text:p>මහාත</text:p>
          </table:table-cell>
          <table:table-cell office:value-type="float" office:value="0.819606423377991" calcext:value-type="float">
            <text:p>0.8196064233779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ාජකාරී</text:p>
          </table:table-cell>
          <table:table-cell table:number-columns-repeated="2" office:value-type="string" calcext:value-type="string">
            <text:p>රාජකාරි</text:p>
          </table:table-cell>
          <table:table-cell office:value-type="float" office:value="0.953616619110107" calcext:value-type="float">
            <text:p>0.9536166191101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යාවත්කාලීනව</text:p>
          </table:table-cell>
          <table:table-cell office:value-type="string" calcext:value-type="string">
            <text:p>යාවත්කාලිනව</text:p>
          </table:table-cell>
          <table:table-cell office:value-type="string" calcext:value-type="string">
            <text:p>යාවත්කාලීන</text:p>
          </table:table-cell>
          <table:table-cell office:value-type="float" office:value="0.940848648548126" calcext:value-type="float">
            <text:p>0.9408486485481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ාඨමාලවන්</text:p>
          </table:table-cell>
          <table:table-cell office:value-type="string" calcext:value-type="string">
            <text:p>පාඨමාලාවන්</text:p>
          </table:table-cell>
          <table:table-cell office:value-type="string" calcext:value-type="string">
            <text:p>පාඨමාලව</text:p>
          </table:table-cell>
          <table:table-cell office:value-type="float" office:value="0.925604581832886" calcext:value-type="float">
            <text:p>0.9256045818328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ධ්‍යන</text:p>
          </table:table-cell>
          <table:table-cell table:number-columns-repeated="2" office:value-type="string" calcext:value-type="string">
            <text:p>අධ්‍යයන</text:p>
          </table:table-cell>
          <table:table-cell office:value-type="float" office:value="0.883354902267456" calcext:value-type="float">
            <text:p>0.8833549022674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ෂයානුබද්ධ</text:p>
          </table:table-cell>
          <table:table-cell office:value-type="string" calcext:value-type="string">
            <text:p>විෂයයානුබද්ධ</text:p>
          </table:table-cell>
          <table:table-cell office:value-type="string" calcext:value-type="string">
            <text:p>විෂයානුබද්ධව</text:p>
          </table:table-cell>
          <table:table-cell office:value-type="float" office:value="0.958204030990601" calcext:value-type="float">
            <text:p>0.9582040309906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ත්‍යවශ්‍ය</text:p>
          </table:table-cell>
          <table:table-cell table:number-columns-repeated="2" office:value-type="string" calcext:value-type="string">
            <text:p>අත්‍යාවශ්‍ය</text:p>
          </table:table-cell>
          <table:table-cell office:value-type="float" office:value="0.949265897274017" calcext:value-type="float">
            <text:p>0.9492658972740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ණඩලය</text:p>
          </table:table-cell>
          <table:table-cell table:number-columns-repeated="2" office:value-type="string" calcext:value-type="string">
            <text:p>මණ්ඩලය</text:p>
          </table:table-cell>
          <table:table-cell office:value-type="float" office:value="0.822727918624878" calcext:value-type="float">
            <text:p>0.82272791862487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ගැටළුවක්</text:p>
          </table:table-cell>
          <table:table-cell table:number-columns-repeated="2" office:value-type="string" calcext:value-type="string">
            <text:p>ගැටලුවක්</text:p>
          </table:table-cell>
          <table:table-cell office:value-type="float" office:value="0.858015120029449" calcext:value-type="float">
            <text:p>0.8580151200294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වින්</text:p>
          </table:table-cell>
          <table:table-cell office:value-type="string" calcext:value-type="string">
            <text:p>බැවින්</text:p>
          </table:table-cell>
          <table:table-cell office:value-type="string" calcext:value-type="string">
            <text:p>බවෙන්</text:p>
          </table:table-cell>
          <table:table-cell office:value-type="float" office:value="0.920227825641632" calcext:value-type="float">
            <text:p>0.92022782564163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වශය</text:p>
          </table:table-cell>
          <table:table-cell office:value-type="string" calcext:value-type="string">
            <text:p>අවශ්‍ය</text:p>
          </table:table-cell>
          <table:table-cell office:value-type="string" calcext:value-type="string">
            <text:p>අවශ</text:p>
          </table:table-cell>
          <table:table-cell office:value-type="float" office:value="0.821925640106201" calcext:value-type="float">
            <text:p>0.82192564010620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ද්විතීයීක</text:p>
          </table:table-cell>
          <table:table-cell office:value-type="string" calcext:value-type="string">
            <text:p>ද්විතියික</text:p>
          </table:table-cell>
          <table:table-cell office:value-type="string" calcext:value-type="string">
            <text:p>ද්විතීයක</text:p>
          </table:table-cell>
          <table:table-cell office:value-type="float" office:value="0.912428557872772" calcext:value-type="float">
            <text:p>0.9124285578727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ශක්ටිමත්</text:p>
          </table:table-cell>
          <table:table-cell office:value-type="string" calcext:value-type="string">
            <text:p>ශක්තිමත්</text:p>
          </table:table-cell>
          <table:table-cell office:value-type="string" calcext:value-type="string">
            <text:p>පුෂ්ටිමත්</text:p>
          </table:table-cell>
          <table:table-cell office:value-type="float" office:value="0.703078508377075" calcext:value-type="float">
            <text:p>0.7030785083770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ැසිකිලි</text:p>
          </table:table-cell>
          <table:table-cell office:value-type="string" calcext:value-type="string">
            <text:p>වැසිකිළි</text:p>
          </table:table-cell>
          <table:table-cell office:value-type="string" calcext:value-type="string">
            <text:p>කැසිකිලි</text:p>
          </table:table-cell>
          <table:table-cell office:value-type="float" office:value="0.929370582103729" calcext:value-type="float">
            <text:p>0.92937058210372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ාරුණීව</text:p>
          </table:table-cell>
          <table:table-cell office:value-type="string" calcext:value-type="string">
            <text:p>කාරුණිකව</text:p>
          </table:table-cell>
          <table:table-cell office:value-type="string" calcext:value-type="string">
            <text:p>කාරුණිකය</text:p>
          </table:table-cell>
          <table:table-cell office:value-type="float" office:value="0.800085306167602" calcext:value-type="float">
            <text:p>0.80008530616760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ෑමවිටම</text:p>
          </table:table-cell>
          <table:table-cell office:value-type="string" calcext:value-type="string">
            <text:p>සැමවිටම</text:p>
          </table:table-cell>
          <table:table-cell office:value-type="string" calcext:value-type="string">
            <text:p>සෑමවිට</text:p>
          </table:table-cell>
          <table:table-cell office:value-type="float" office:value="0.90783017873764" calcext:value-type="float">
            <text:p>0.907830178737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පක්ෂපාතීව</text:p>
          </table:table-cell>
          <table:table-cell office:value-type="string" calcext:value-type="string">
            <text:p>අපක්ෂපාතිව</text:p>
          </table:table-cell>
          <table:table-cell office:value-type="string" calcext:value-type="string">
            <text:p>අපක්ෂපාතව</text:p>
          </table:table-cell>
          <table:table-cell office:value-type="float" office:value="0.92832750082016" calcext:value-type="float">
            <text:p>0.928327500820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ධ්‍යනයකින්</text:p>
          </table:table-cell>
          <table:table-cell table:number-columns-repeated="2" office:value-type="string" calcext:value-type="string">
            <text:p>අධ්‍යයනයකින්</text:p>
          </table:table-cell>
          <table:table-cell office:value-type="float" office:value="0.918558597564697" calcext:value-type="float">
            <text:p>0.9185585975646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ෞරුෂයේ</text:p>
          </table:table-cell>
          <table:table-cell office:value-type="string" calcext:value-type="string">
            <text:p>පෞර්ෂයේ</text:p>
          </table:table-cell>
          <table:table-cell office:value-type="string" calcext:value-type="string">
            <text:p>පෞරුෂමය</text:p>
          </table:table-cell>
          <table:table-cell office:value-type="float" office:value="0.8841392993927" calcext:value-type="float">
            <text:p>0.88413929939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හදාරණ</text:p>
          </table:table-cell>
          <table:table-cell table:number-columns-repeated="2" office:value-type="string" calcext:value-type="string">
            <text:p>හදාරන</text:p>
          </table:table-cell>
          <table:table-cell office:value-type="float" office:value="0.933877170085907" calcext:value-type="float">
            <text:p>0.9338771700859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ඟයි</text:p>
          </table:table-cell>
          <table:table-cell office:value-type="string" calcext:value-type="string">
            <text:p>ළඟයි</text:p>
          </table:table-cell>
          <table:table-cell office:value-type="string" calcext:value-type="string">
            <text:p>ඈතයි</text:p>
          </table:table-cell>
          <table:table-cell office:value-type="float" office:value="0.787453293800354" calcext:value-type="float">
            <text:p>0.78745329380035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භෞද්ධ</text:p>
          </table:table-cell>
          <table:table-cell office:value-type="string" calcext:value-type="string">
            <text:p>බෞද්ධ</text:p>
          </table:table-cell>
          <table:table-cell office:value-type="string" calcext:value-type="string">
            <text:p>විටබෞද්ධ</text:p>
          </table:table-cell>
          <table:table-cell office:value-type="float" office:value="0.873121500015259" calcext:value-type="float">
            <text:p>0.8731215000152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ොවීඹයි</text:p>
          </table:table-cell>
          <table:table-cell office:value-type="string" calcext:value-type="string">
            <text:p>නොවීමයි</text:p>
          </table:table-cell>
          <table:table-cell office:value-type="string" calcext:value-type="string">
            <text:p>නොවයි</text:p>
          </table:table-cell>
          <table:table-cell office:value-type="float" office:value="0.840480148792267" calcext:value-type="float">
            <text:p>0.8404801487922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ලේය</text:p>
          </table:table-cell>
          <table:table-cell table:number-columns-repeated="2" office:value-type="string" calcext:value-type="string">
            <text:p>කළේය</text:p>
          </table:table-cell>
          <table:table-cell office:value-type="float" office:value="0.836692988872528" calcext:value-type="float">
            <text:p>0.8366929888725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නතුරැව</text:p>
          </table:table-cell>
          <table:table-cell office:value-type="string" calcext:value-type="string">
            <text:p>අනතුරුව</text:p>
          </table:table-cell>
          <table:table-cell office:value-type="string" calcext:value-type="string">
            <text:p>අනතුරැව,</text:p>
          </table:table-cell>
          <table:table-cell office:value-type="float" office:value="0.949802339076996" calcext:value-type="float">
            <text:p>0.94980233907699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ාමෙනවරැන්</text:p>
          </table:table-cell>
          <table:table-cell office:value-type="string" calcext:value-type="string">
            <text:p>සාමෙනරවරුන්</text:p>
          </table:table-cell>
          <table:table-cell office:value-type="string" calcext:value-type="string">
            <text:p>ගුරැවරැන්</text:p>
          </table:table-cell>
          <table:table-cell office:value-type="float" office:value="0.8462775349617" calcext:value-type="float">
            <text:p>0.84627753496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ම්භයක්</text:p>
          </table:table-cell>
          <table:table-cell office:value-type="string" calcext:value-type="string">
            <text:p>සම්භවයක්</text:p>
          </table:table-cell>
          <table:table-cell office:value-type="string" calcext:value-type="string">
            <text:p>ආරම්භයක්</text:p>
          </table:table-cell>
          <table:table-cell office:value-type="float" office:value="0.805831015110016" calcext:value-type="float">
            <text:p>0.8058310151100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ුස්ලිම්වරැ</text:p>
          </table:table-cell>
          <table:table-cell office:value-type="string" calcext:value-type="string">
            <text:p>මුස්ලිම්වරු</text:p>
          </table:table-cell>
          <table:table-cell office:value-type="string" calcext:value-type="string">
            <text:p>මුස්ලිම්වරැන්</text:p>
          </table:table-cell>
          <table:table-cell office:value-type="float" office:value="0.970610201358795" calcext:value-type="float">
            <text:p>0.9706102013587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දුන්ණේය</text:p>
          </table:table-cell>
          <table:table-cell table:number-columns-repeated="2" office:value-type="string" calcext:value-type="string">
            <text:p>දුන්නේය</text:p>
          </table:table-cell>
          <table:table-cell office:value-type="float" office:value="0.859906136989594" calcext:value-type="float">
            <text:p>0.8599061369895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ඇරමරිකානු</text:p>
          </table:table-cell>
          <table:table-cell table:number-columns-repeated="2" office:value-type="string" calcext:value-type="string">
            <text:p>ඇමරිකානු</text:p>
          </table:table-cell>
          <table:table-cell office:value-type="float" office:value="0.929483413696289" calcext:value-type="float">
            <text:p>0.9294834136962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තුලම</text:p>
          </table:table-cell>
          <table:table-cell office:value-type="string" calcext:value-type="string">
            <text:p>තුළම</text:p>
          </table:table-cell>
          <table:table-cell office:value-type="string" calcext:value-type="string">
            <text:p>තුල,</text:p>
          </table:table-cell>
          <table:table-cell office:value-type="float" office:value="0.622354984283447" calcext:value-type="float">
            <text:p>0.6223549842834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ශ්පාදනයේ</text:p>
          </table:table-cell>
          <table:table-cell table:number-columns-repeated="2" office:value-type="string" calcext:value-type="string">
            <text:p>නිෂ්පාදනයේ</text:p>
          </table:table-cell>
          <table:table-cell office:value-type="float" office:value="0.86574137210846" calcext:value-type="float">
            <text:p>0.8657413721084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ැක්</text:p>
          </table:table-cell>
          <table:table-cell office:value-type="string" calcext:value-type="string">
            <text:p>රුක්</text:p>
          </table:table-cell>
          <table:table-cell office:value-type="string" calcext:value-type="string">
            <text:p>රැක්ම</text:p>
          </table:table-cell>
          <table:table-cell office:value-type="float" office:value="0.757355391979218" calcext:value-type="float">
            <text:p>0.75735539197921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ම්බළන්ධයේන</text:p>
          </table:table-cell>
          <table:table-cell office:value-type="string" calcext:value-type="string">
            <text:p>සම්බන්ධයෙන්</text:p>
          </table:table-cell>
          <table:table-cell office:value-type="string" calcext:value-type="string">
            <text:p>පඤ්චුපාදානක්ඛන්ධා</text:p>
          </table:table-cell>
          <table:table-cell office:value-type="float" office:value="0.811033546924591" calcext:value-type="float">
            <text:p>0.8110335469245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ුවද</text:p>
          </table:table-cell>
          <table:table-cell office:value-type="string" calcext:value-type="string">
            <text:p>සුවඳ</text:p>
          </table:table-cell>
          <table:table-cell office:value-type="string" calcext:value-type="string">
            <text:p>සුවදවත්</text:p>
          </table:table-cell>
          <table:table-cell office:value-type="float" office:value="0.828210592269897" calcext:value-type="float">
            <text:p>0.82821059226989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ශාඛවලට</text:p>
          </table:table-cell>
          <table:table-cell office:value-type="string" calcext:value-type="string">
            <text:p>ශාඛාවලට</text:p>
          </table:table-cell>
          <table:table-cell office:value-type="string" calcext:value-type="string">
            <text:p>ශාකවලට</text:p>
          </table:table-cell>
          <table:table-cell office:value-type="float" office:value="0.809734523296356" calcext:value-type="float">
            <text:p>0.80973452329635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්‍රඡාචාර</text:p>
          </table:table-cell>
          <table:table-cell office:value-type="string" calcext:value-type="string">
            <text:p>ප්‍රචාර</text:p>
          </table:table-cell>
          <table:table-cell office:value-type="string" calcext:value-type="string">
            <text:p>ප්‍රඡා</text:p>
          </table:table-cell>
          <table:table-cell office:value-type="float" office:value="0.793265402317047" calcext:value-type="float">
            <text:p>0.7932654023170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ංක්රවමණ</text:p>
          </table:table-cell>
          <table:table-cell office:value-type="string" calcext:value-type="string">
            <text:p>සංක්‍රමණ</text:p>
          </table:table-cell>
          <table:table-cell office:value-type="string" calcext:value-type="string">
            <text:p>සංක්ර</text:p>
          </table:table-cell>
          <table:table-cell office:value-type="float" office:value="0.910149276256561" calcext:value-type="float">
            <text:p>0.9101492762565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වශ්යසතාවලට</text:p>
          </table:table-cell>
          <table:table-cell office:value-type="string" calcext:value-type="string">
            <text:p>අවශ්‍යතාවලට</text:p>
          </table:table-cell>
          <table:table-cell office:value-type="string" calcext:value-type="string">
            <text:p>ඒවලට</text:p>
          </table:table-cell>
          <table:table-cell office:value-type="float" office:value="0.778298377990723" calcext:value-type="float">
            <text:p>0.77829837799072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ළමණාකරණය</text:p>
          </table:table-cell>
          <table:table-cell office:value-type="string" calcext:value-type="string">
            <text:p>කළමනාකරණය</text:p>
          </table:table-cell>
          <table:table-cell office:value-type="string" calcext:value-type="string">
            <text:p>කළමණාකරනය</text:p>
          </table:table-cell>
          <table:table-cell office:value-type="float" office:value="0.914170682430267" calcext:value-type="float">
            <text:p>0.9141706824302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වදොනමට</text:p>
          </table:table-cell>
          <table:table-cell office:value-type="string" calcext:value-type="string">
            <text:p>අවදානමට</text:p>
          </table:table-cell>
          <table:table-cell office:value-type="string" calcext:value-type="string">
            <text:p>උදාසීනත්වයට</text:p>
          </table:table-cell>
          <table:table-cell office:value-type="float" office:value="0.722361087799072" calcext:value-type="float">
            <text:p>0.7223610877990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ද්යාල</text:p>
          </table:table-cell>
          <table:table-cell office:value-type="string" calcext:value-type="string">
            <text:p>විද්‍යාල</text:p>
          </table:table-cell>
          <table:table-cell office:value-type="string" calcext:value-type="string">
            <text:p>විද්යා්ව</text:p>
          </table:table-cell>
          <table:table-cell office:value-type="float" office:value="0.941300213336945" calcext:value-type="float">
            <text:p>0.94130021333694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ඉන්ජිනේරැ</text:p>
          </table:table-cell>
          <table:table-cell office:value-type="string" calcext:value-type="string">
            <text:p>ඉංජිනේරු</text:p>
          </table:table-cell>
          <table:table-cell office:value-type="string" calcext:value-type="string">
            <text:p>ඉන්ජිනේරු</text:p>
          </table:table-cell>
          <table:table-cell office:value-type="float" office:value="0.909036695957184" calcext:value-type="float">
            <text:p>0.9090366959571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ාවිතයට</text:p>
          </table:table-cell>
          <table:table-cell table:number-columns-repeated="2" office:value-type="string" calcext:value-type="string">
            <text:p>භාවිතයට</text:p>
          </table:table-cell>
          <table:table-cell office:value-type="float" office:value="0.862419903278351" calcext:value-type="float">
            <text:p>0.8624199032783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ැවැත්විම</text:p>
          </table:table-cell>
          <table:table-cell office:value-type="string" calcext:value-type="string">
            <text:p>පැවැත්වීම</text:p>
          </table:table-cell>
          <table:table-cell office:value-type="string" calcext:value-type="string">
            <text:p>පැවැත්විමේ</text:p>
          </table:table-cell>
          <table:table-cell office:value-type="float" office:value="0.9428591132164" calcext:value-type="float">
            <text:p>0.94285911321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ාව්ය</text:p>
          </table:table-cell>
          <table:table-cell office:value-type="string" calcext:value-type="string">
            <text:p>කාව්‍ය</text:p>
          </table:table-cell>
          <table:table-cell office:value-type="string" calcext:value-type="string">
            <text:p>කාව්‍යයකි.</text:p>
          </table:table-cell>
          <table:table-cell office:value-type="float" office:value="0.782169699668884" calcext:value-type="float">
            <text:p>0.7821696996688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ාව්යායකි</text:p>
          </table:table-cell>
          <table:table-cell office:value-type="string" calcext:value-type="string">
            <text:p>කාව්‍යයකි</text:p>
          </table:table-cell>
          <table:table-cell office:value-type="string" calcext:value-type="string">
            <text:p>යායකි</text:p>
          </table:table-cell>
          <table:table-cell office:value-type="float" office:value="0.822342336177826" calcext:value-type="float">
            <text:p>0.8223423361778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ෞභාග්ය්මත්</text:p>
          </table:table-cell>
          <table:table-cell office:value-type="string" calcext:value-type="string">
            <text:p>සෞභාග්‍යමත්</text:p>
          </table:table-cell>
          <table:table-cell office:value-type="string" calcext:value-type="string">
            <text:p>සෞභාග්‍ය</text:p>
          </table:table-cell>
          <table:table-cell office:value-type="float" office:value="0.869390308856964" calcext:value-type="float">
            <text:p>0.8693903088569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ිළිබද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ිළිබදව</text:p>
          </table:table-cell>
          <table:table-cell office:value-type="float" office:value="0.916189134120941" calcext:value-type="float">
            <text:p>0.91618913412094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සාමාන්ය්‍ය</text:p>
          </table:table-cell>
          <table:table-cell office:value-type="string" calcext:value-type="string">
            <text:p>අසාමාන්‍ය</text:p>
          </table:table-cell>
          <table:table-cell office:value-type="string" calcext:value-type="string">
            <text:p>අසාමාන්ය</text:p>
          </table:table-cell>
          <table:table-cell office:value-type="float" office:value="0.901909053325653" calcext:value-type="float">
            <text:p>0.90190905332565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වුරැද්දකට</text:p>
          </table:table-cell>
          <table:table-cell office:value-type="string" calcext:value-type="string">
            <text:p>අවුරුද්දකට</text:p>
          </table:table-cell>
          <table:table-cell office:value-type="string" calcext:value-type="string">
            <text:p>අවුරැද්ද</text:p>
          </table:table-cell>
          <table:table-cell office:value-type="float" office:value="0.813078880310059" calcext:value-type="float">
            <text:p>0.81307888031005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්රමාණය</text:p>
          </table:table-cell>
          <table:table-cell office:value-type="string" calcext:value-type="string">
            <text:p>ප්‍රමාණය</text:p>
          </table:table-cell>
          <table:table-cell office:value-type="string" calcext:value-type="string">
            <text:p>ප්රමමාණය</text:p>
          </table:table-cell>
          <table:table-cell office:value-type="float" office:value="0.905677735805512" calcext:value-type="float">
            <text:p>0.90567773580551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්යාපතන්තර</text:p>
          </table:table-cell>
          <table:table-cell office:value-type="string" calcext:value-type="string">
            <text:p>ජාත්‍යන්තර</text:p>
          </table:table-cell>
          <table:table-cell office:value-type="float" office:value="470930" calcext:value-type="float">
            <text:p>470930</text:p>
          </table:table-cell>
          <table:table-cell office:value-type="float" office:value="0.699034631252289" calcext:value-type="float">
            <text:p>0.6990346312522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්යාටතන්තර</text:p>
          </table:table-cell>
          <table:table-cell office:value-type="string" calcext:value-type="string">
            <text:p>ජාත්‍යන්තර</text:p>
          </table:table-cell>
          <table:table-cell office:value-type="string" calcext:value-type="string">
            <text:p>ජ්‍යාතන්තර</text:p>
          </table:table-cell>
          <table:table-cell office:value-type="float" office:value="0.73860228061676" calcext:value-type="float">
            <text:p>0.738602280616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්රිීතාන්යස</text:p>
          </table:table-cell>
          <table:table-cell office:value-type="string" calcext:value-type="string">
            <text:p>බ්‍රිතාන්‍ය</text:p>
          </table:table-cell>
          <table:table-cell office:value-type="string" calcext:value-type="string">
            <text:p>බ්රිතාන්ය</text:p>
          </table:table-cell>
          <table:table-cell office:value-type="float" office:value="0.864365041255951" calcext:value-type="float">
            <text:p>0.8643650412559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ජනප්රි්යත්වයක්</text:p>
          </table:table-cell>
          <table:table-cell office:value-type="string" calcext:value-type="string">
            <text:p>ජනප්‍රියත්වයක්</text:p>
          </table:table-cell>
          <table:table-cell office:value-type="string" calcext:value-type="string">
            <text:p>ජනපි‍්‍රයත්වයක්</text:p>
          </table:table-cell>
          <table:table-cell office:value-type="float" office:value="0.808791816234589" calcext:value-type="float">
            <text:p>0.8087918162345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ැලැක්වීමට</text:p>
          </table:table-cell>
          <table:table-cell office:value-type="string" calcext:value-type="string">
            <text:p>වැළැක්වීමට</text:p>
          </table:table-cell>
          <table:table-cell office:value-type="string" calcext:value-type="string">
            <text:p>වැලැක්වීමටත්</text:p>
          </table:table-cell>
          <table:table-cell office:value-type="float" office:value="0.91862541437149" calcext:value-type="float">
            <text:p>0.9186254143714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්රදධානියෙකුගේ</text:p>
          </table:table-cell>
          <table:table-cell table:number-columns-repeated="2" office:value-type="string" calcext:value-type="string">
            <text:p>ප්‍රධානියෙකුගේ</text:p>
          </table:table-cell>
          <table:table-cell office:value-type="float" office:value="0.800108313560486" calcext:value-type="float">
            <text:p>0.8001083135604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්තවාදී</text:p>
          </table:table-cell>
          <table:table-cell office:value-type="string" calcext:value-type="string">
            <text:p>ස්ත්‍රීවාදී</text:p>
          </table:table-cell>
          <table:table-cell office:value-type="string" calcext:value-type="string">
            <text:p>ත්‍රස්තවාදී</text:p>
          </table:table-cell>
          <table:table-cell office:value-type="float" office:value="0.812174499034882" calcext:value-type="float">
            <text:p>0.81217449903488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දෘශ්යේමාන</text:p>
          </table:table-cell>
          <table:table-cell office:value-type="string" calcext:value-type="string">
            <text:p>දෘශ්‍යමාන</text:p>
          </table:table-cell>
          <table:table-cell office:value-type="string" calcext:value-type="string">
            <text:p>දෘශ්ය</text:p>
          </table:table-cell>
          <table:table-cell office:value-type="float" office:value="0.808056831359863" calcext:value-type="float">
            <text:p>0.8080568313598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්යාෙපාරයේ</text:p>
          </table:table-cell>
          <table:table-cell office:value-type="string" calcext:value-type="string">
            <text:p>ව්‍යාපාරයේ</text:p>
          </table:table-cell>
          <table:table-cell office:value-type="string" calcext:value-type="string">
            <text:p>ව්‍යපාරයේ</text:p>
          </table:table-cell>
          <table:table-cell office:value-type="float" office:value="0.75337153673172" calcext:value-type="float">
            <text:p>0.7533715367317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ෙන්ද්‍රවය</text:p>
          </table:table-cell>
          <table:table-cell office:value-type="string" calcext:value-type="string">
            <text:p>කේන්ද්‍රවය</text:p>
          </table:table-cell>
          <table:table-cell office:value-type="string" calcext:value-type="string">
            <text:p>කෙන්ද්‍ර</text:p>
          </table:table-cell>
          <table:table-cell office:value-type="float" office:value="0.808889925479889" calcext:value-type="float">
            <text:p>0.80888992547988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ළමණාකරනය</text:p>
          </table:table-cell>
          <table:table-cell office:value-type="string" calcext:value-type="string">
            <text:p>කළමනාකරණය</text:p>
          </table:table-cell>
          <table:table-cell office:value-type="string" calcext:value-type="string">
            <text:p>කළමණාකරනයට</text:p>
          </table:table-cell>
          <table:table-cell office:value-type="float" office:value="0.9278923869133" calcext:value-type="float">
            <text:p>0.92789238691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ලපුරුදු</text:p>
          </table:table-cell>
          <table:table-cell table:number-columns-repeated="2" office:value-type="string" calcext:value-type="string">
            <text:p>පළපුරුදු</text:p>
          </table:table-cell>
          <table:table-cell office:value-type="float" office:value="0.795518338680267" calcext:value-type="float">
            <text:p>0.79551833868026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හැදින්වුයේ</text:p>
          </table:table-cell>
          <table:table-cell table:number-columns-repeated="2" office:value-type="string" calcext:value-type="string">
            <text:p>හැඳින්වුයේ</text:p>
          </table:table-cell>
          <table:table-cell office:value-type="float" office:value="0.914267003536224" calcext:value-type="float">
            <text:p>0.9142670035362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රැද්ධව</text:p>
          </table:table-cell>
          <table:table-cell office:value-type="string" calcext:value-type="string">
            <text:p>විරුද්ධව</text:p>
          </table:table-cell>
          <table:table-cell office:value-type="string" calcext:value-type="string">
            <text:p>විරැද්ධ</text:p>
          </table:table-cell>
          <table:table-cell office:value-type="float" office:value="0.933604896068573" calcext:value-type="float">
            <text:p>0.9336048960685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ීහ්යානුකූල</text:p>
          </table:table-cell>
          <table:table-cell office:value-type="string" calcext:value-type="string">
            <text:p>නීත්‍යානුකූල</text:p>
          </table:table-cell>
          <table:table-cell office:value-type="string" calcext:value-type="string">
            <text:p>නීත්යානුකූල</text:p>
          </table:table-cell>
          <table:table-cell office:value-type="float" office:value="0.905817985534668" calcext:value-type="float">
            <text:p>0.90581798553466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ද්යාආත්මක</text:p>
          </table:table-cell>
          <table:table-cell office:value-type="string" calcext:value-type="string">
            <text:p>විද්‍යාත්මක</text:p>
          </table:table-cell>
          <table:table-cell office:value-type="string" calcext:value-type="string">
            <text:p>විද්යාිත්මක</text:p>
          </table:table-cell>
          <table:table-cell office:value-type="float" office:value="0.970442712306976" calcext:value-type="float">
            <text:p>0.9704427123069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ුරාතණ</text:p>
          </table:table-cell>
          <table:table-cell table:number-columns-repeated="2" office:value-type="string" calcext:value-type="string">
            <text:p>පුරාතන</text:p>
          </table:table-cell>
          <table:table-cell office:value-type="float" office:value="0.828661441802979" calcext:value-type="float">
            <text:p>0.82866144180297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ාවදානයෙන්</text:p>
          </table:table-cell>
          <table:table-cell office:value-type="string" calcext:value-type="string">
            <text:p>සාවධානයෙන්</text:p>
          </table:table-cell>
          <table:table-cell office:value-type="string" calcext:value-type="string">
            <text:p>දානයෙන්</text:p>
          </table:table-cell>
          <table:table-cell office:value-type="float" office:value="0.811464846134186" calcext:value-type="float">
            <text:p>0.81146484613418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්තී‍්‍ර</text:p>
          </table:table-cell>
          <table:table-cell office:value-type="string" calcext:value-type="string">
            <text:p>ස්ත්‍රී</text:p>
          </table:table-cell>
          <table:table-cell office:value-type="string" calcext:value-type="string">
            <text:p>ස්තී‍්‍රන්</text:p>
          </table:table-cell>
          <table:table-cell office:value-type="float" office:value="0.824874579906464" calcext:value-type="float">
            <text:p>0.82487457990646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ාළිබද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ාළි</text:p>
          </table:table-cell>
          <table:table-cell office:value-type="float" office:value="0.769807517528534" calcext:value-type="float">
            <text:p>0.76980751752853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ේඛණ</text:p>
          </table:table-cell>
          <table:table-cell office:value-type="string" calcext:value-type="string">
            <text:p>ලේඛන</text:p>
          </table:table-cell>
          <table:table-cell office:value-type="string" calcext:value-type="string">
            <text:p>ලේඛන,</text:p>
          </table:table-cell>
          <table:table-cell office:value-type="float" office:value="0.804154098033905" calcext:value-type="float">
            <text:p>0.80415409803390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ෙංගාන</text:p>
          </table:table-cell>
          <table:table-cell office:value-type="string" calcext:value-type="string">
            <text:p>බෙංගාල</text:p>
          </table:table-cell>
          <table:table-cell office:value-type="string" calcext:value-type="string">
            <text:p>බෙංගාල්</text:p>
          </table:table-cell>
          <table:table-cell office:value-type="float" office:value="0.885058581829071" calcext:value-type="float">
            <text:p>0.88505858182907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ාඪමාලාව</text:p>
          </table:table-cell>
          <table:table-cell office:value-type="string" calcext:value-type="string">
            <text:p>පාඨමාලාව</text:p>
          </table:table-cell>
          <table:table-cell office:value-type="string" calcext:value-type="string">
            <text:p>තරඟමාලාව</text:p>
          </table:table-cell>
          <table:table-cell office:value-type="float" office:value="0.753373324871063" calcext:value-type="float">
            <text:p>0.7533733248710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ෙනුනි</text:p>
          </table:table-cell>
          <table:table-cell office:value-type="string" calcext:value-type="string">
            <text:p>පෙනුණි</text:p>
          </table:table-cell>
          <table:table-cell office:value-type="string" calcext:value-type="string">
            <text:p>පෙනුනා</text:p>
          </table:table-cell>
          <table:table-cell office:value-type="float" office:value="0.790162205696106" calcext:value-type="float">
            <text:p>0.79016220569610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භාදා</text:p>
          </table:table-cell>
          <table:table-cell office:value-type="string" calcext:value-type="string">
            <text:p>බාධා</text:p>
          </table:table-cell>
          <table:table-cell office:value-type="string" calcext:value-type="string">
            <text:p>වාදා</text:p>
          </table:table-cell>
          <table:table-cell office:value-type="float" office:value="0.761927664279938" calcext:value-type="float">
            <text:p>0.7619276642799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ළමනකාරයේ</text:p>
          </table:table-cell>
          <table:table-cell office:value-type="string" calcext:value-type="string">
            <text:p>කළමනාකාරයේ</text:p>
          </table:table-cell>
          <table:table-cell office:value-type="string" calcext:value-type="string">
            <text:p>කාරයේ</text:p>
          </table:table-cell>
          <table:table-cell office:value-type="float" office:value="0.7174351811409" calcext:value-type="float">
            <text:p>0.717435181140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ෑපවාහිනි</text:p>
          </table:table-cell>
          <table:table-cell office:value-type="string" calcext:value-type="string">
            <text:p>රූපවාහිනිි</text:p>
          </table:table-cell>
          <table:table-cell office:value-type="string" calcext:value-type="string">
            <text:p>රෑපවාහිනී</text:p>
          </table:table-cell>
          <table:table-cell office:value-type="float" office:value="0.969766974449158" calcext:value-type="float">
            <text:p>0.9697669744491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ංහළයේ</text:p>
          </table:table-cell>
          <table:table-cell office:value-type="string" calcext:value-type="string">
            <text:p>සිංහලයේ</text:p>
          </table:table-cell>
          <table:table-cell office:value-type="string" calcext:value-type="string">
            <text:p>සිංහළ</text:p>
          </table:table-cell>
          <table:table-cell office:value-type="float" office:value="0.8164022564888" calcext:value-type="float">
            <text:p>0.816402256488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ංහළයටම</text:p>
          </table:table-cell>
          <table:table-cell office:value-type="string" calcext:value-type="string">
            <text:p>සිංහලයටම</text:p>
          </table:table-cell>
          <table:table-cell office:value-type="string" calcext:value-type="string">
            <text:p>කොඩියටත්</text:p>
          </table:table-cell>
          <table:table-cell office:value-type="float" office:value="0.721459150314331" calcext:value-type="float">
            <text:p>0.72145915031433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ා්‍යය</text:p>
          </table:table-cell>
          <table:table-cell office:value-type="string" calcext:value-type="string">
            <text:p>රාජ්‍යය</text:p>
          </table:table-cell>
          <table:table-cell office:value-type="string" calcext:value-type="string">
            <text:p>උදයව්‍යය</text:p>
          </table:table-cell>
          <table:table-cell office:value-type="float" office:value="0.801609337329865" calcext:value-type="float">
            <text:p>0.8016093373298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ාමාන්‍යෙන්</text:p>
          </table:table-cell>
          <table:table-cell office:value-type="string" calcext:value-type="string">
            <text:p>සාමාන්‍යෙයන්</text:p>
          </table:table-cell>
          <table:table-cell office:value-type="string" calcext:value-type="string">
            <text:p>සාමාන්‍ය‍යෙන්</text:p>
          </table:table-cell>
          <table:table-cell office:value-type="float" office:value="0.928596198558807" calcext:value-type="float">
            <text:p>0.92859619855880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ේරම්කරණය</text:p>
          </table:table-cell>
          <table:table-cell office:value-type="string" calcext:value-type="string">
            <text:p>බේරුම්කරණය</text:p>
          </table:table-cell>
          <table:table-cell office:value-type="string" calcext:value-type="string">
            <text:p>මුහුම්කරණය</text:p>
          </table:table-cell>
          <table:table-cell office:value-type="float" office:value="0.75751930475235" calcext:value-type="float">
            <text:p>0.7575193047523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බමිණි</text:p>
          </table:table-cell>
          <table:table-cell table:number-columns-repeated="2" office:value-type="string" calcext:value-type="string">
            <text:p>ලබමිනි</text:p>
          </table:table-cell>
          <table:table-cell office:value-type="float" office:value="0.847224056720733" calcext:value-type="float">
            <text:p>0.84722405672073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ධ්‍යනයක්</text:p>
          </table:table-cell>
          <table:table-cell table:number-columns-repeated="2" office:value-type="string" calcext:value-type="string">
            <text:p>අධ්‍යයනයක්</text:p>
          </table:table-cell>
          <table:table-cell office:value-type="float" office:value="0.890005946159363" calcext:value-type="float">
            <text:p>0.89000594615936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ෙරුනි</text:p>
          </table:table-cell>
          <table:table-cell office:value-type="string" calcext:value-type="string">
            <text:p>කෙරුණි</text:p>
          </table:table-cell>
          <table:table-cell office:value-type="string" calcext:value-type="string">
            <text:p>කෙරුන</text:p>
          </table:table-cell>
          <table:table-cell office:value-type="float" office:value="0.798862457275391" calcext:value-type="float">
            <text:p>0.79886245727539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උපාදි</text:p>
          </table:table-cell>
          <table:table-cell office:value-type="string" calcext:value-type="string">
            <text:p>උපාධි</text:p>
          </table:table-cell>
          <table:table-cell office:value-type="string" calcext:value-type="string">
            <text:p>ආසවක්ඛ්‍ය</text:p>
          </table:table-cell>
          <table:table-cell office:value-type="float" office:value="0.801778256893158" calcext:value-type="float">
            <text:p>0.80177825689315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ද්යාලයේ</text:p>
          </table:table-cell>
          <table:table-cell office:value-type="string" calcext:value-type="string">
            <text:p>විද්‍යාලයේ</text:p>
          </table:table-cell>
          <table:table-cell office:value-type="string" calcext:value-type="string">
            <text:p>විද්යාවේ</text:p>
          </table:table-cell>
          <table:table-cell office:value-type="float" office:value="0.85700249671936" calcext:value-type="float">
            <text:p>0.8570024967193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ිළිබදේ</text:p>
          </table:table-cell>
          <table:table-cell office:value-type="string" calcext:value-type="string">
            <text:p>පිළිබඳ</text:p>
          </table:table-cell>
          <table:table-cell office:value-type="string" calcext:value-type="string">
            <text:p>පිළිබදච</text:p>
          </table:table-cell>
          <table:table-cell office:value-type="float" office:value="0.944237053394318" calcext:value-type="float">
            <text:p>0.944237053394318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විදුලි</text:p>
          </table:table-cell>
          <table:table-cell office:value-type="string" calcext:value-type="string">
            <text:p>විදුලිමය</text:p>
          </table:table-cell>
          <table:table-cell office:value-type="float" office:value="0.89322692155838" calcext:value-type="float">
            <text:p>0.8932269215583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බ්්‍යන්තර‍ය</text:p>
          </table:table-cell>
          <table:table-cell office:value-type="string" calcext:value-type="string">
            <text:p>අභ්‍යන්තර‍ය</text:p>
          </table:table-cell>
          <table:table-cell office:value-type="string" calcext:value-type="string">
            <text:p>‍අභ්‍යන්තර</text:p>
          </table:table-cell>
          <table:table-cell office:value-type="float" office:value="0.700482547283173" calcext:value-type="float">
            <text:p>0.7004825472831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යළුනු</text:p>
          </table:table-cell>
          <table:table-cell table:number-columns-repeated="2" office:value-type="string" calcext:value-type="string">
            <text:p>වියළුණු</text:p>
          </table:table-cell>
          <table:table-cell office:value-type="float" office:value="0.818129897117615" calcext:value-type="float">
            <text:p>0.81812989711761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ිද්යා‍ඥයින්</text:p>
          </table:table-cell>
          <table:table-cell office:value-type="string" calcext:value-type="string">
            <text:p>විද්‍යාඥයින්</text:p>
          </table:table-cell>
          <table:table-cell office:value-type="string" calcext:value-type="string">
            <text:p>විද්යාඥයින්</text:p>
          </table:table-cell>
          <table:table-cell office:value-type="float" office:value="0.95780611038208" calcext:value-type="float">
            <text:p>0.9578061103820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එකගවිමට</text:p>
          </table:table-cell>
          <table:table-cell office:value-type="string" calcext:value-type="string">
            <text:p>එකගවීමට</text:p>
          </table:table-cell>
          <table:table-cell office:value-type="string" calcext:value-type="string">
            <text:p>විමට</text:p>
          </table:table-cell>
          <table:table-cell office:value-type="float" office:value="0.711266756057739" calcext:value-type="float">
            <text:p>0.7112667560577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නිපැයුනු</text:p>
          </table:table-cell>
          <table:table-cell office:value-type="string" calcext:value-type="string">
            <text:p>නිපැයුණු</text:p>
          </table:table-cell>
          <table:table-cell office:value-type="string" calcext:value-type="string">
            <text:p>නිපැයු</text:p>
          </table:table-cell>
          <table:table-cell office:value-type="float" office:value="0.931123375892639" calcext:value-type="float">
            <text:p>0.93112337589263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්යාවහාරයක්</text:p>
          </table:table-cell>
          <table:table-cell table:number-columns-repeated="2" office:value-type="string" calcext:value-type="string">
            <text:p>ව්‍යවහාරයක්</text:p>
          </table:table-cell>
          <table:table-cell office:value-type="float" office:value="0.770820677280426" calcext:value-type="float">
            <text:p>0.77082067728042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ශිෂ්ඨාචාරයේ</text:p>
          </table:table-cell>
          <table:table-cell office:value-type="string" calcext:value-type="string">
            <text:p>ශිෂ්ටාචාරයේ</text:p>
          </table:table-cell>
          <table:table-cell office:value-type="string" calcext:value-type="string">
            <text:p>ශිෂ්ඨාචාරයක</text:p>
          </table:table-cell>
          <table:table-cell office:value-type="float" office:value="0.941971719264984" calcext:value-type="float">
            <text:p>0.9419717192649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වැලඳගත්</text:p>
          </table:table-cell>
          <table:table-cell office:value-type="string" calcext:value-type="string">
            <text:p>වැළඳගත්</text:p>
          </table:table-cell>
          <table:table-cell office:value-type="string" calcext:value-type="string">
            <text:p>වැලඳගත්තේ</text:p>
          </table:table-cell>
          <table:table-cell office:value-type="float" office:value="0.904025912284851" calcext:value-type="float">
            <text:p>0.9040259122848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ඡයාරූපය</text:p>
          </table:table-cell>
          <table:table-cell office:value-type="string" calcext:value-type="string">
            <text:p>ඡායාරූපය</text:p>
          </table:table-cell>
          <table:table-cell office:value-type="string" calcext:value-type="string">
            <text:p>ජායාරූපය</text:p>
          </table:table-cell>
          <table:table-cell office:value-type="float" office:value="0.867866694927216" calcext:value-type="float">
            <text:p>0.86786669492721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තුල</text:p>
          </table:table-cell>
          <table:table-cell office:value-type="string" calcext:value-type="string">
            <text:p>තුළ</text:p>
          </table:table-cell>
          <table:table-cell office:value-type="string" calcext:value-type="string">
            <text:p>තුලදී</text:p>
          </table:table-cell>
          <table:table-cell office:value-type="float" office:value="0.806509494781494" calcext:value-type="float">
            <text:p>0.8065094947814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ිරිපතුල</text:p>
          </table:table-cell>
          <table:table-cell office:value-type="string" calcext:value-type="string">
            <text:p>සිරිපතුළ</text:p>
          </table:table-cell>
          <table:table-cell office:value-type="string" calcext:value-type="string">
            <text:p>සිරිපතුලේ</text:p>
          </table:table-cell>
          <table:table-cell office:value-type="float" office:value="0.962387382984161" calcext:value-type="float">
            <text:p>0.96238738298416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රඡතුම</text:p>
          </table:table-cell>
          <table:table-cell office:value-type="string" calcext:value-type="string">
            <text:p>රජතුමා</text:p>
          </table:table-cell>
          <table:table-cell office:value-type="string" calcext:value-type="string">
            <text:p>රඡතුමා</text:p>
          </table:table-cell>
          <table:table-cell office:value-type="float" office:value="0.752090275287628" calcext:value-type="float">
            <text:p>0.752090275287628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ලක්ෂ්යපයට</text:p>
          </table:table-cell>
          <table:table-cell office:value-type="string" calcext:value-type="string">
            <text:p>ලක්ෂයට</text:p>
          </table:table-cell>
          <table:table-cell office:value-type="string" calcext:value-type="string">
            <text:p>ලක්ෂ්‍යයට</text:p>
          </table:table-cell>
          <table:table-cell office:value-type="float" office:value="0.812553107738495" calcext:value-type="float">
            <text:p>0.81255310773849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රිභ්රරමණය</text:p>
          </table:table-cell>
          <table:table-cell office:value-type="string" calcext:value-type="string">
            <text:p>රිභ්‍රමණය</text:p>
          </table:table-cell>
          <table:table-cell office:value-type="string" calcext:value-type="string">
            <text:p>පරිභ්‍රමණය</text:p>
          </table:table-cell>
          <table:table-cell office:value-type="float" office:value="0.800178050994873" calcext:value-type="float">
            <text:p>0.80017805099487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බැ‍ෙඳන්නේ</text:p>
          </table:table-cell>
          <table:table-cell office:value-type="string" calcext:value-type="string">
            <text:p>බැ‍ඳෙන්නේ</text:p>
          </table:table-cell>
          <table:table-cell office:value-type="string" calcext:value-type="string">
            <text:p>බැෙඳන්නේ</text:p>
          </table:table-cell>
          <table:table-cell office:value-type="float" office:value="0.927225172519684" calcext:value-type="float">
            <text:p>0.92722517251968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කේන්ද්රොය</text:p>
          </table:table-cell>
          <table:table-cell office:value-type="string" calcext:value-type="string">
            <text:p>කේන්ද්‍රය</text:p>
          </table:table-cell>
          <table:table-cell office:value-type="string" calcext:value-type="string">
            <text:p>කේන්ද්‍රව</text:p>
          </table:table-cell>
          <table:table-cell office:value-type="float" office:value="0.878559827804565" calcext:value-type="float">
            <text:p>0.87855982780456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ුද්ර්ණය</text:p>
          </table:table-cell>
          <table:table-cell office:value-type="string" calcext:value-type="string">
            <text:p>මුද්‍රණය</text:p>
          </table:table-cell>
          <table:table-cell office:value-type="string" calcext:value-type="string">
            <text:p>මුද්ර</text:p>
          </table:table-cell>
          <table:table-cell office:value-type="float" office:value="0.836478114128113" calcext:value-type="float">
            <text:p>0.83647811412811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එලවළු</text:p>
          </table:table-cell>
          <table:table-cell table:number-columns-repeated="2" office:value-type="string" calcext:value-type="string">
            <text:p>එළවළු</text:p>
          </table:table-cell>
          <table:table-cell office:value-type="float" office:value="0.86732417345047" calcext:value-type="float">
            <text:p>0.867324173450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වශයයයි</text:p>
          </table:table-cell>
          <table:table-cell office:value-type="string" calcext:value-type="string">
            <text:p>අවශ්‍යයි</text:p>
          </table:table-cell>
          <table:table-cell office:value-type="string" calcext:value-type="string">
            <text:p>අවශයයි</text:p>
          </table:table-cell>
          <table:table-cell office:value-type="float" office:value="0.927298665046692" calcext:value-type="float">
            <text:p>0.92729866504669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සෞඛ්ය්</text:p>
          </table:table-cell>
          <table:table-cell office:value-type="string" calcext:value-type="string">
            <text:p>සෞඛ්‍යයේ</text:p>
          </table:table-cell>
          <table:table-cell office:value-type="string" calcext:value-type="string">
            <text:p>සෞඛ්ය</text:p>
          </table:table-cell>
          <table:table-cell office:value-type="float" office:value="0.846618115901947" calcext:value-type="float">
            <text:p>0.84661811590194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ප්රගවර්ධනයේ</text:p>
          </table:table-cell>
          <table:table-cell office:value-type="string" calcext:value-type="string">
            <text:p>ප්‍රවර්ධනයේදී</text:p>
          </table:table-cell>
          <table:table-cell office:value-type="string" calcext:value-type="string">
            <text:p>වර්ධනයේ</text:p>
          </table:table-cell>
          <table:table-cell office:value-type="float" office:value="0.829184830188751" calcext:value-type="float">
            <text:p>0.82918483018875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මූලාශ්රුයක්</text:p>
          </table:table-cell>
          <table:table-cell office:value-type="string" calcext:value-type="string">
            <text:p>මූලාශ්‍රයක්</text:p>
          </table:table-cell>
          <table:table-cell office:value-type="string" calcext:value-type="string">
            <text:p>මූලාශ්ර</text:p>
          </table:table-cell>
          <table:table-cell office:value-type="float" office:value="0.891594529151917" calcext:value-type="float">
            <text:p>0.89159452915191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අන්‍්‍යාගමිකරණය</text:p>
          </table:table-cell>
          <table:table-cell office:value-type="string" calcext:value-type="string">
            <text:p>අන්‍යාගමිකරණය</text:p>
          </table:table-cell>
          <table:table-cell office:value-type="string" calcext:value-type="string">
            <text:p>අන්‍යාගමිකකරණය</text:p>
          </table:table-cell>
          <table:table-cell office:value-type="float" office:value="0.893389582633972" calcext:value-type="float">
            <text:p>0.89338958263397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12:27:48.991819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5T13:24:46.766913590</meta:creation-date>
    <dc:date>2019-09-17T20:33:23.753036572</dc:date>
    <meta:editing-duration>P1DT17H15M35S</meta:editing-duration>
    <meta:editing-cycles>8</meta:editing-cycles>
    <meta:generator>LibreOffice/6.0.7.3$Linux_X86_64 LibreOffice_project/00m0$Build-3</meta:generator>
    <meta:document-statistic meta:table-count="1" meta:cell-count="812" meta:object-count="0"/>
  </office:meta>
</office:document-meta>
</file>